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98c" officeooo:paragraph-rsid="00174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 1: 50R side, Z0=50</text:p>
      <text:p text:style-name="P1">Port2: 5R Side, Z0=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5T20:45:07.612000000</meta:creation-date>
    <dc:date>2025-11-25T20:45:34.816000000</dc:date>
    <meta:editing-duration>PT28S</meta:editing-duration>
    <meta:editing-cycles>1</meta:editing-cycles>
    <meta:document-statistic meta:table-count="0" meta:image-count="0" meta:object-count="0" meta:page-count="1" meta:paragraph-count="2" meta:word-count="9" meta:character-count="43" meta:non-whitespace-character-count="36"/>
    <meta:generator>LibreOffice/7.6.6.3$Windows_X86_64 LibreOffice_project/d97b2716a9a4a2ce1391dee1765565ea469b0ae7</meta:generator>
  </office:meta>
</office:document-meta>
</file>